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row>
          <table:table-cell office:value-type="string">
            <text:p>EmployeeID</text:p>
          </table:table-cell>
          <table:table-cell office:value-type="string">
            <text:p>EmployeeName</text:p>
          </table:table-cell>
          <table:table-cell office:value-type="string">
            <text:p>Department</text:p>
          </table:table-cell>
          <table:table-cell office:value-type="string">
            <text:p>MailID</text:p>
          </table:table-cell>
          <table:table-cell office:value-type="string">
            <text:p>DOJ</text:p>
          </table:table-cell>
          <table:table-cell office:value-type="string">
            <text:p>Phone</text:p>
          </table:table-cell>
          <table:table-cell office:value-type="string">
            <text:p>Address</text:p>
          </table:table-cell>
          <table:table-cell office:value-type="string">
            <text:p>Salary</text:p>
          </table:table-cell>
          <table:table-cell office:value-type="string">
            <text:p>Age</text:p>
          </table:table-cell>
        </table:table-row>
        <table:table-row>
          <table:table-cell office:value-type="float" office:value="20007">
            <text:p>20007</text:p>
          </table:table-cell>
          <table:table-cell office:value-type="string">
            <text:p>Preet.Badiyani</text:p>
          </table:table-cell>
          <table:table-cell office:value-type="string">
            <text:p>Gateway Digital</text:p>
          </table:table-cell>
          <table:table-cell office:value-type="string">
            <text:p>preet.badiyani@thegatewaycorp.com</text:p>
          </table:table-cell>
          <table:table-cell office:value-type="string">
            <text:p>2020-10-09T18:30:00</text:p>
          </table:table-cell>
          <table:table-cell office:value-type="float" office:value="9800467442">
            <text:p>9800467442</text:p>
          </table:table-cell>
          <table:table-cell office:value-type="string">
            <text:p>12, 6-Africa Colony, near Lakhota lake, Jamnagar-384002</text:p>
          </table:table-cell>
          <table:table-cell office:value-type="float" office:value="30000">
            <text:p>30000</text:p>
          </table:table-cell>
          <table:table-cell office:value-type="float" office:value="24">
            <text:p>24</text:p>
          </table:table-cell>
        </table:table-row>
        <table:table-row>
          <table:table-cell office:value-type="float" office:value="20008">
            <text:p>20008</text:p>
          </table:table-cell>
          <table:table-cell office:value-type="string">
            <text:p>Abhijeet.Trivedi</text:p>
          </table:table-cell>
          <table:table-cell office:value-type="string">
            <text:p>Autofacets</text:p>
          </table:table-cell>
          <table:table-cell office:value-type="string">
            <text:p>abhijeet.trivedi@thegatewaycorp.com</text:p>
          </table:table-cell>
          <table:table-cell office:value-type="string">
            <text:p>2020-06-30T18:30:00</text:p>
          </table:table-cell>
          <table:table-cell office:value-type="float" office:value="9780665344">
            <text:p>9780665344</text:p>
          </table:table-cell>
          <table:table-cell office:value-type="string">
            <text:p>08, 2-Golden Park, 150-Ft. Ring Road, Rajkot-360005</text:p>
          </table:table-cell>
          <table:table-cell office:value-type="float" office:value="28000">
            <text:p>28000</text:p>
          </table:table-cell>
          <table:table-cell office:value-type="float" office:value="22">
            <text:p>22</text:p>
          </table:table-cell>
        </table:table-row>
        <table:table-row>
          <table:table-cell office:value-type="float" office:value="20009">
            <text:p>20009</text:p>
          </table:table-cell>
          <table:table-cell office:value-type="string">
            <text:p>Priyank.Dhruv</text:p>
          </table:table-cell>
          <table:table-cell office:value-type="string">
            <text:p>Gateway Digital</text:p>
          </table:table-cell>
          <table:table-cell office:value-type="string">
            <text:p>priyank.dhruv@thegatewaycorp.com</text:p>
          </table:table-cell>
          <table:table-cell office:value-type="string">
            <text:p>2020-10-04T18:30:00</text:p>
          </table:table-cell>
          <table:table-cell office:value-type="float" office:value="8200720183">
            <text:p>8200720183</text:p>
          </table:table-cell>
          <table:table-cell office:value-type="string">
            <text:p>16, 1-Mombasa Avenue Park, B/H Raiya Telephone Exchange, Rajkot-360005</text:p>
          </table:table-cell>
          <table:table-cell office:value-type="float" office:value="28000">
            <text:p>28000</text:p>
          </table:table-cell>
          <table:table-cell office:value-type="float" office:value="22">
            <text:p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6.8</meta:generator>
  </office:meta>
</office:document-meta>
</file>